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2d08e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Verdana" fo:background-color="transparent" loext:char-shading-value="0" style:text-scale="200%" style:shadow="none"/>
    </style:style>
    <style:style style:name="T5" style:family="text">
      <style:text-properties style:font-name="Verdana" fo:background-color="transparent" loext:char-shading-value="0" style:text-scale="130%" style:shadow="none"/>
    </style:style>
    <style:style style:name="T6" style:family="text">
      <style:text-properties style:font-name="Verdana" fo:background-color="transparent" loext:char-shading-value="0" style:text-scale="145%" style:shadow="none"/>
    </style:style>
    <style:style style:name="T7" style:family="text">
      <style:text-properties style:font-name="Courier 10 Pitch" fo:background-color="transparent" loext:char-shading-value="0" style:text-scale="145%" style:shadow="none"/>
    </style:style>
    <style:style style:name="T8" style:family="text">
      <style:text-properties style:font-name="Courier 10 Pitch" fo:background-color="transparent" loext:char-shading-value="0" style:text-scale="150%" style:shadow="none"/>
    </style:style>
    <style:style style:name="T9" style:family="text">
      <style:text-properties style:font-name="Courier 10 Pitch" fo:background-color="transparent" loext:char-shading-value="0" style:text-scale="170%" style:shadow="none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0"><text:placeholder text:placeholder-type="text">&lt;o.symbol&gt;</text:placeholder><text:line-break/><text:span text:style-name="T9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1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0B400000038B2AAF26D.png" xlink:type="simple" xlink:show="embed" xlink:actuate="onLoad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4-12T15:15:41.516409419</dc:date>
    <meta:editing-duration>P1DT4H27M12S</meta:editing-duration>
    <meta:editing-cycles>294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75" meta:character-count="527" meta:non-whitespace-character-count="487"/>
    <meta:user-defined meta:name="Info 1"/>
    <meta:user-defined meta:name="Info 2"/>
    <meta:user-defined meta:name="Info 3"/>
    <meta:user-defined meta:name="Info 4"/>
  </office:meta>
</office:document-meta>
</file>